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2.496cm"/>
    </style:style>
    <style:style style:name="co3" style:family="table-column">
      <style:table-column-properties fo:break-before="auto" style:column-width="2.7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Backlog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Avancement</text:p>
          </table:table-cell>
          <table:table-cell table:style-name="ce1" office:value-type="string" calcext:value-type="string">
            <text:p>Commentaires</text:p>
          </table:table-cell>
        </table:table-row>
        <table:table-row table:style-name="ro1">
          <table:table-cell table:style-name="ce1" office:value-type="string" calcext:value-type="string">
            <text:p>Conception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CD (base de donné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quette (Bootstrap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mposa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Menu de navig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ied de p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lendrier des événeme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Pag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ge d’accue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ntions Lég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itique de Confidentialité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Utilisateur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des utilisate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cription d’un utilis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nexion d’un utilis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éconnexion d’un utilisate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 de passé oublié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uveau mot de pas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fil d’un utilisateur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quip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des équi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 d’une équ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 d’une équi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on d’une équip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Evenemen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des évén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 d’un évén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 d’un évén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on d’un événement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Liste des 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jout d’un cont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ition d’un conta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pression d’un contact</text:p>
          </table:table-cell>
          <table:table-cell table:number-columns-repeated="2"/>
        </table:table-row>
        <table:table-row table:style-name="ro1" table:number-rows-repeated="1048527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 style:data-style-name="N2" text:time-value="14:07:00.9609657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1T12:10:04.546446178</meta:creation-date>
    <dc:date>2022-02-11T14:31:16.558968383</dc:date>
    <meta:editing-duration>PT38M36S</meta:editing-duration>
    <meta:editing-cycles>17</meta:editing-cycles>
    <meta:generator>LibreOffice/6.4.7.2$Linux_X86_64 LibreOffice_project/40$Build-2</meta:generator>
    <meta:document-statistic meta:table-count="1" meta:cell-count="37" meta:object-count="0"/>
  </office:meta>
</office:document-meta>
</file>